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5.117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2.13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5.3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PageStyle_5f_NORMSDIST">
      <style:table-properties table:display="true" style:writing-mode="lr-tb"/>
    </style:style>
    <style:style style:name="ta2" style:family="table" style:master-page-name="PageStyle_5f_NORMSINV">
      <style:table-properties table:display="true" style:writing-mode="lr-tb"/>
    </style:style>
    <style:style style:name="ta3" style:family="table" style:master-page-name="PageStyle_5f_NORMINV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4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6" style:family="table-cell" style:parent-style-name="Default" style:data-style-name="N128">
      <style:table-cell-properties style:diagonal-bl-tr="none" style:diagonal-tl-br="none" fo:border="none" style:rotation-align="none"/>
    </style:style>
    <style:style style:name="ce7" style:family="table-cell" style:parent-style-name="Default" style:data-style-name="N128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8" style:family="table-cell" style:parent-style-name="Default" style:data-style-name="N128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9" style:family="table-cell" style:parent-style-name="Default" style:data-style-name="N128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10" style:family="table-cell" style:parent-style-name="Default" style:data-style-name="N130"/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 style:data-style-name="N128">
      <style:table-cell-properties style:diagonal-bl-tr="none" style:diagonal-tl-br="none" fo:border="0.088cm solid #000000" style:rotation-align="none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NORMSDIST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t</text:p>
          </table:table-cell>
          <table:table-cell table:style-name="ce1" office:value-type="string">
            <text:p>P(t)</text:p>
          </table:table-cell>
          <table:table-cell table:style-name="ce1" office:value-type="string">
            <text:p>ΔP(t)/Δt</text:p>
          </table:table-cell>
          <table:table-cell table:number-columns-repeated="253"/>
        </table:table-row>
        <table:table-row table:style-name="ro1">
          <table:table-cell office:value-type="float" office:value="-5">
            <text:p>-5</text:p>
          </table:table-cell>
          <table:table-cell table:formula="of:=LEGACY.NORMSDIST([.A2])" office:value-type="float" office:value="0.000000286651571879194">
            <text:p>2.86651571879194E-007</text:p>
          </table:table-cell>
          <table:table-cell table:number-columns-repeated="254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3">
          <table:table-cell table:number-columns-repeated="4"/>
          <table:table-cell table:style-name="ce2"/>
          <table:table-cell table:style-name="ce6"/>
          <table:table-cell table:number-columns-repeated="250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number-columns-repeated="4"/>
          <table:table-cell table:style-name="ce2"/>
          <table:table-cell table:style-name="ce6"/>
          <table:table-cell table:number-columns-repeated="250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/>
          <table:table-cell table:number-columns-repeated="2"/>
          <table:table-cell table:style-name="ce3" office:value-type="string">
            <text:p>積分（-1から1まで）=B62-B42=</text:p>
          </table:table-cell>
          <table:table-cell table:style-name="ce7" table:formula="of:=[.B62]-[.B42]" office:value-type="float" office:value="0">
            <text:p>0.000 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4" office:value-type="string">
            <text:p>積分（-2から2まで）=B72-B32=</text:p>
          </table:table-cell>
          <table:table-cell table:style-name="ce8" table:formula="of:=[.B72]-[.B32]" office:value-type="float" office:value="0">
            <text:p>0.000 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5" office:value-type="string">
            <text:p>積分（-3から3まで）=B82-B22=</text:p>
          </table:table-cell>
          <table:table-cell table:style-name="ce9" table:formula="of:=[.B82]-[.B22]" office:value-type="float" office:value="0">
            <text:p>0.000 </text:p>
          </table:table-cell>
          <table:table-cell table:number-columns-repeated="250"/>
        </table:table-row>
        <table:table-row table:style-name="ro1" table:number-rows-repeated="3">
          <table:table-cell table:number-columns-repeated="4"/>
          <table:table-cell table:style-name="ce2"/>
          <table:table-cell table:style-name="ce6"/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/>
          <table:table-cell table:number-columns-repeated="254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/>
          <table:table-cell/>
          <table:table-cell table:number-columns-repeated="254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/>
          <table:table-cell/>
          <table:table-cell table:number-columns-repeated="254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/>
          <table:table-cell/>
          <table:table-cell table:number-columns-repeated="254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/>
          <table:table-cell/>
          <table:table-cell table:number-columns-repeated="254"/>
        </table:table-row>
        <table:table-row table:style-name="ro1" table:number-rows-repeated="1048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RMSDI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t</text:p>
          </table:table-cell>
          <table:table-cell table:style-name="ce1" office:value-type="string">
            <text:p>P(t)</text:p>
          </table:table-cell>
          <table:table-cell table:style-name="ce1" office:value-type="string">
            <text:p>ΔP(t)/Δt</text:p>
          </table:table-cell>
          <table:table-cell>
            <draw:frame table:end-cell-address="NORMSDIST.H10" table:end-x="1.134cm" table:end-y="0.44cm" draw:z-index="0" draw:name="グラフ 1" draw:style-name="gr1" draw:text-style-name="P1" svg:width="10.836cm" svg:height="4.811cm" svg:x="0.121cm" svg:y="0.073cm">
              <draw:object draw:notify-on-update-of-ranges="NORMSDIST.B2:NORMSDIST.B102 NORMSDIST.A2:NORMSDIST.A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2"/>
        </table:table-row>
        <table:table-row table:style-name="ro1">
          <table:table-cell office:value-type="float" office:value="-5">
            <text:p>-5</text:p>
          </table:table-cell>
          <table:table-cell table:formula="of:=LEGACY.NORMSDIST([.A2])" office:value-type="float" office:value="0.000000286651571879194">
            <text:p>2.86651571879194E-007</text:p>
          </table:table-cell>
          <table:table-cell table:formula="of:=([.B3]-[.B2])/([.A3]-[.A2])" office:value-type="float" office:value="0.00000192531704711127">
            <text:p>1.92531704711127E-006</text:p>
          </table:table-cell>
          <table:table-cell table:number-columns-repeated="253"/>
        </table:table-row>
        <table:table-row table:style-name="ro1">
          <table:table-cell office:value-type="float" office:value="-4.9">
            <text:p>-4.9</text:p>
          </table:table-cell>
          <table:table-cell table:formula="of:=LEGACY.NORMSDIST([.A3])" office:value-type="float" office:value="0.00000047918327659032">
            <text:p>4.7918327659032E-007</text:p>
          </table:table-cell>
          <table:table-cell table:formula="of:=([.B4]-[.B3])/([.A4]-[.A3])" office:value-type="float" office:value="0.00000314144875385276">
            <text:p>3.14144875385276E-006</text:p>
          </table:table-cell>
          <table:table-cell table:number-columns-repeated="253"/>
        </table:table-row>
        <table:table-row table:style-name="ro1">
          <table:table-cell office:value-type="float" office:value="-4.8">
            <text:p>-4.8</text:p>
          </table:table-cell>
          <table:table-cell table:formula="of:=LEGACY.NORMSDIST([.A4])" office:value-type="float" office:value="0.000000793328151975598">
            <text:p>7.93328151975598E-007</text:p>
          </table:table-cell>
          <table:table-cell table:formula="of:=([.B5]-[.B4])/([.A5]-[.A4])" office:value-type="float" office:value="0.00000507479301941688">
            <text:p>5.07479301941688E-006</text:p>
          </table:table-cell>
          <table:table-cell table:number-columns-repeated="253"/>
        </table:table-row>
        <table:table-row table:style-name="ro1">
          <table:table-cell office:value-type="float" office:value="-4.7">
            <text:p>-4.7</text:p>
          </table:table-cell>
          <table:table-cell table:formula="of:=LEGACY.NORMSDIST([.A5])" office:value-type="float" office:value="0.00000130080745391728">
            <text:p>1.30080745391728E-006</text:p>
          </table:table-cell>
          <table:table-cell table:formula="of:=([.B6]-[.B5])/([.A6]-[.A5])" office:value-type="float" office:value="0.00000811647248585569">
            <text:p>8.11647248585569E-006</text:p>
          </table:table-cell>
          <table:table-cell table:number-columns-repeated="253"/>
        </table:table-row>
        <table:table-row table:style-name="ro1">
          <table:table-cell office:value-type="float" office:value="-4.6">
            <text:p>-4.6</text:p>
          </table:table-cell>
          <table:table-cell table:formula="of:=LEGACY.NORMSDIST([.A6])" office:value-type="float" office:value="0.00000211245470250286">
            <text:p>2.11245470250286E-006</text:p>
          </table:table-cell>
          <table:table-cell table:formula="of:=([.B7]-[.B6])/([.A7]-[.A6])" office:value-type="float" office:value="0.0000128521842222721">
            <text:p>1.28521842222721E-005</text:p>
          </table:table-cell>
          <table:table-cell table:number-columns-repeated="253"/>
        </table:table-row>
        <table:table-row table:style-name="ro1">
          <table:table-cell office:value-type="float" office:value="-4.5">
            <text:p>-4.5</text:p>
          </table:table-cell>
          <table:table-cell table:formula="of:=LEGACY.NORMSDIST([.A7])" office:value-type="float" office:value="0.00000339767312473006">
            <text:p>3.39767312473006E-006</text:p>
          </table:table-cell>
          <table:table-cell table:formula="of:=([.B8]-[.B7])/([.A8]-[.A7])" office:value-type="float" office:value="0.0000201487078297381">
            <text:p>2.01487078297381E-005</text:p>
          </table:table-cell>
          <table:table-cell table:number-columns-repeated="253"/>
        </table:table-row>
        <table:table-row table:style-name="ro1">
          <table:table-cell office:value-type="float" office:value="-4.4">
            <text:p>-4.4</text:p>
          </table:table-cell>
          <table:table-cell table:formula="of:=LEGACY.NORMSDIST([.A8])" office:value-type="float" office:value="0.00000541254390770386">
            <text:p>5.41254390770386E-006</text:p>
          </table:table-cell>
          <table:table-cell table:formula="of:=([.B9]-[.B8])/([.A9]-[.A8])" office:value-type="float" office:value="0.0000312736156328793">
            <text:p>3.12736156328793E-005</text:p>
          </table:table-cell>
          <table:table-cell table:number-columns-repeated="253"/>
        </table:table-row>
        <table:table-row table:style-name="ro1">
          <table:table-cell office:value-type="float" office:value="-4.3">
            <text:p>-4.3</text:p>
          </table:table-cell>
          <table:table-cell table:formula="of:=LEGACY.NORMSDIST([.A9])" office:value-type="float" office:value="0.00000853990547099181">
            <text:p>8.53990547099181E-006</text:p>
          </table:table-cell>
          <table:table-cell table:formula="of:=([.B10]-[.B9])/([.A10]-[.A9])" office:value-type="float" office:value="0.0000480584354491454">
            <text:p>4.80584354491454E-005</text:p>
          </table:table-cell>
          <table:table-cell table:number-columns-repeated="253"/>
        </table:table-row>
        <table:table-row table:style-name="ro1">
          <table:table-cell office:value-type="float" office:value="-4.2">
            <text:p>-4.2</text:p>
          </table:table-cell>
          <table:table-cell table:formula="of:=LEGACY.NORMSDIST([.A10])" office:value-type="float" office:value="0.0000133457490159063">
            <text:p>1.33457490159063E-005</text:p>
          </table:table-cell>
          <table:table-cell table:formula="of:=([.B11]-[.B10])/([.A11]-[.A10])" office:value-type="float" office:value="0.0000731175789664042">
            <text:p>7.31175789664042E-005</text:p>
          </table:table-cell>
          <table:table-cell table:number-columns-repeated="253"/>
        </table:table-row>
        <table:table-row table:style-name="ro1">
          <table:table-cell office:value-type="float" office:value="-4.1">
            <text:p>-4.1</text:p>
          </table:table-cell>
          <table:table-cell table:formula="of:=LEGACY.NORMSDIST([.A11])" office:value-type="float" office:value="0.0000206575069125468">
            <text:p>2.06575069125468E-005</text:p>
          </table:table-cell>
          <table:table-cell table:formula="of:=([.B12]-[.B11])/([.A12]-[.A11])" office:value-type="float" office:value="0.000110137349205732">
            <text:p>0.0001101373</text:p>
          </table:table-cell>
          <table:table-cell>
            <draw:frame table:end-cell-address="NORMSDIST.H20" table:end-x="1.086cm" table:end-y="0.44cm" draw:z-index="1" draw:name="グラフ 2" draw:style-name="gr1" draw:text-style-name="P1" svg:width="10.836cm" svg:height="4.691cm" svg:x="0.073cm" svg:y="0.193cm">
              <draw:object draw:notify-on-update-of-ranges="NORMSDIST.C2:NORMSDIST.C102 NORMSDIST.A2:NORMSDIST.A1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52"/>
        </table:table-row>
        <table:table-row table:style-name="ro1">
          <table:table-cell office:value-type="float" office:value="-4">
            <text:p>-4</text:p>
          </table:table-cell>
          <table:table-cell table:formula="of:=LEGACY.NORMSDIST([.A12])" office:value-type="float" office:value="0.00003167124183312">
            <text:p>3.167124183312E-005</text:p>
          </table:table-cell>
          <table:table-cell table:formula="of:=([.B13]-[.B12])/([.A13]-[.A12])" office:value-type="float" office:value="0.000164251021844828">
            <text:p>0.000164251</text:p>
          </table:table-cell>
          <table:table-cell table:number-columns-repeated="253"/>
        </table:table-row>
        <table:table-row table:style-name="ro1">
          <table:table-cell office:value-type="float" office:value="-3.9">
            <text:p>-3.9</text:p>
          </table:table-cell>
          <table:table-cell table:formula="of:=LEGACY.NORMSDIST([.A13])" office:value-type="float" office:value="0.0000480963440176027">
            <text:p>4.80963440176027E-005</text:p>
          </table:table-cell>
          <table:table-cell table:formula="of:=([.B14]-[.B13])/([.A14]-[.A13])" office:value-type="float" office:value="0.000242516999075174">
            <text:p>0.000242517</text:p>
          </table:table-cell>
          <table:table-cell table:number-columns-repeated="253"/>
        </table:table-row>
        <table:table-row table:style-name="ro1">
          <table:table-cell office:value-type="float" office:value="-3.8">
            <text:p>-3.8</text:p>
          </table:table-cell>
          <table:table-cell table:formula="of:=LEGACY.NORMSDIST([.A14])" office:value-type="float" office:value="0.0000723480439251201">
            <text:p>0.000072348</text:p>
          </table:table-cell>
          <table:table-cell table:formula="of:=([.B15]-[.B14])/([.A15]-[.A14])" office:value-type="float" office:value="0.000354516895522685">
            <text:p>0.0003545169</text:p>
          </table:table-cell>
          <table:table-cell/>
          <table:table-cell table:style-name="ce2"/>
          <table:table-cell table:style-name="ce6"/>
          <table:table-cell table:number-columns-repeated="250"/>
        </table:table-row>
        <table:table-row table:style-name="ro1">
          <table:table-cell office:value-type="float" office:value="-3.7">
            <text:p>-3.7</text:p>
          </table:table-cell>
          <table:table-cell table:formula="of:=LEGACY.NORMSDIST([.A15])" office:value-type="float" office:value="0.000107799733477388">
            <text:p>0.0001077997</text:p>
          </table:table-cell>
          <table:table-cell table:formula="of:=([.B16]-[.B15])/([.A16]-[.A15])" office:value-type="float" office:value="0.000513088566801457">
            <text:p>0.0005130886</text:p>
          </table:table-cell>
          <table:table-cell/>
          <table:table-cell table:style-name="ce2"/>
          <table:table-cell table:style-name="ce6"/>
          <table:table-cell table:number-columns-repeated="250"/>
        </table:table-row>
        <table:table-row table:style-name="ro1">
          <table:table-cell office:value-type="float" office:value="-3.6">
            <text:p>-3.6</text:p>
          </table:table-cell>
          <table:table-cell table:formula="of:=LEGACY.NORMSDIST([.A16])" office:value-type="float" office:value="0.000159108590157534">
            <text:p>0.0001591086</text:p>
          </table:table-cell>
          <table:table-cell table:formula="of:=([.B17]-[.B16])/([.A17]-[.A16])" office:value-type="float" office:value="0.000735204888779914">
            <text:p>0.0007352049</text:p>
          </table:table-cell>
          <table:table-cell/>
          <table:table-cell table:style-name="ce2"/>
          <table:table-cell table:style-name="ce6"/>
          <table:table-cell table:number-columns-repeated="250"/>
        </table:table-row>
        <table:table-row table:style-name="ro1">
          <table:table-cell office:value-type="float" office:value="-3.5">
            <text:p>-3.5</text:p>
          </table:table-cell>
          <table:table-cell table:formula="of:=LEGACY.NORMSDIST([.A17])" office:value-type="float" office:value="0.000232629079035526">
            <text:p>0.0002326291</text:p>
          </table:table-cell>
          <table:table-cell table:formula="of:=([.B18]-[.B17])/([.A18]-[.A17])" office:value-type="float" office:value="0.00104300186641356">
            <text:p>0.0010430019</text:p>
          </table:table-cell>
          <table:table-cell/>
          <table:table-cell table:style-name="ce2" table:number-columns-repeated="2"/>
          <table:table-cell table:number-columns-repeated="250"/>
        </table:table-row>
        <table:table-row table:style-name="ro1">
          <table:table-cell office:value-type="float" office:value="-3.4">
            <text:p>-3.4</text:p>
          </table:table-cell>
          <table:table-cell table:formula="of:=LEGACY.NORMSDIST([.A18])" office:value-type="float" office:value="0.000336929265676881">
            <text:p>0.0003369293</text:p>
          </table:table-cell>
          <table:table-cell table:formula="of:=([.B19]-[.B18])/([.A19]-[.A18])" office:value-type="float" office:value="0.00146494876706896">
            <text:p>0.0014649488</text:p>
          </table:table-cell>
          <table:table-cell/>
          <table:table-cell table:style-name="ce2"/>
          <table:table-cell table:style-name="ce6"/>
          <table:table-cell table:number-columns-repeated="250"/>
        </table:table-row>
        <table:table-row table:style-name="ro1">
          <table:table-cell office:value-type="float" office:value="-3.3">
            <text:p>-3.3</text:p>
          </table:table-cell>
          <table:table-cell table:formula="of:=LEGACY.NORMSDIST([.A19])" office:value-type="float" office:value="0.000483424142383777">
            <text:p>0.0004834241</text:p>
          </table:table-cell>
          <table:table-cell table:formula="of:=([.B20]-[.B19])/([.A20]-[.A19])" office:value-type="float" office:value="0.00203713795532072">
            <text:p>0.002037138</text:p>
          </table:table-cell>
          <table:table-cell/>
          <table:table-cell table:style-name="ce2"/>
          <table:table-cell table:style-name="ce6"/>
          <table:table-cell table:number-columns-repeated="250"/>
        </table:table-row>
        <table:table-row table:style-name="ro1">
          <table:table-cell office:value-type="float" office:value="-3.2">
            <text:p>-3.2</text:p>
          </table:table-cell>
          <table:table-cell table:formula="of:=LEGACY.NORMSDIST([.A20])" office:value-type="float" office:value="0.000687137937915848">
            <text:p>0.0006871379</text:p>
          </table:table-cell>
          <table:table-cell table:formula="of:=([.B21]-[.B20])/([.A21]-[.A20])" office:value-type="float" office:value="0.00280465275302509">
            <text:p>0.0028046528</text:p>
          </table:table-cell>
          <table:table-cell/>
          <table:table-cell table:style-name="ce2"/>
          <table:table-cell table:style-name="ce6"/>
          <table:table-cell table:number-columns-repeated="250"/>
        </table:table-row>
        <table:table-row table:style-name="ro1">
          <table:table-cell office:value-type="float" office:value="-3.1">
            <text:p>-3.1</text:p>
          </table:table-cell>
          <table:table-cell table:formula="of:=LEGACY.NORMSDIST([.A21])" office:value-type="float" office:value="0.000967603213218358">
            <text:p>0.0009676032</text:p>
          </table:table-cell>
          <table:table-cell table:formula="of:=([.B22]-[.B21])/([.A22]-[.A21])" office:value-type="float" office:value="0.00382294818411739">
            <text:p>0.0038229482</text:p>
          </table:table-cell>
          <table:table-cell/>
          <table:table-cell table:style-name="ce2" table:number-columns-repeated="2"/>
          <table:table-cell table:number-columns-repeated="250"/>
        </table:table-row>
        <table:table-row table:style-name="ro1">
          <table:table-cell office:value-type="float" office:value="-3">
            <text:p>-3</text:p>
          </table:table-cell>
          <table:table-cell table:formula="of:=LEGACY.NORMSDIST([.A22])" office:value-type="float" office:value="0.0013498980316301">
            <text:p>0.001349898</text:p>
          </table:table-cell>
          <table:table-cell table:formula="of:=([.B23]-[.B22])/([.A23]-[.A22])" office:value-type="float" office:value="0.00515915268753941">
            <text:p>0.0051591527</text:p>
          </table:table-cell>
          <table:table-cell/>
          <table:table-cell table:style-name="ce3" office:value-type="string">
            <text:p>積分（-1から1まで）=B62-B42=</text:p>
          </table:table-cell>
          <table:table-cell table:style-name="ce7" table:formula="of:=[.B62]-[.B42]" office:value-type="float" office:value="0.682689492137086">
            <text:p>0.683 </text:p>
          </table:table-cell>
          <table:table-cell table:number-columns-repeated="250"/>
        </table:table-row>
        <table:table-row table:style-name="ro1">
          <table:table-cell office:value-type="float" office:value="-2.9">
            <text:p>-2.9</text:p>
          </table:table-cell>
          <table:table-cell table:formula="of:=LEGACY.NORMSDIST([.A23])" office:value-type="float" office:value="0.00186581330038404">
            <text:p>0.0018658133</text:p>
          </table:table-cell>
          <table:table-cell table:formula="of:=([.B24]-[.B23])/([.A24]-[.A23])" office:value-type="float" office:value="0.00689317030043898">
            <text:p>0.0068931703</text:p>
          </table:table-cell>
          <table:table-cell/>
          <table:table-cell table:style-name="ce4" office:value-type="string">
            <text:p>積分（-2から2まで）=B72-B32=</text:p>
          </table:table-cell>
          <table:table-cell table:style-name="ce8" table:formula="of:=[.B72]-[.B32]" office:value-type="float" office:value="0.954499736103642">
            <text:p>0.954 </text:p>
          </table:table-cell>
          <table:table-cell table:number-columns-repeated="250"/>
        </table:table-row>
        <table:table-row table:style-name="ro1">
          <table:table-cell office:value-type="float" office:value="-2.8">
            <text:p>-2.8</text:p>
          </table:table-cell>
          <table:table-cell table:formula="of:=LEGACY.NORMSDIST([.A24])" office:value-type="float" office:value="0.00255513033042794">
            <text:p>0.0025551303</text:p>
          </table:table-cell>
          <table:table-cell table:formula="of:=([.B25]-[.B24])/([.A25]-[.A24])" office:value-type="float" office:value="0.00911843472612739">
            <text:p>0.0091184347</text:p>
          </table:table-cell>
          <table:table-cell/>
          <table:table-cell table:style-name="ce5" office:value-type="string">
            <text:p>積分（-3から3まで）=B82-B22=</text:p>
          </table:table-cell>
          <table:table-cell table:style-name="ce9" table:formula="of:=[.B82]-[.B22]" office:value-type="float" office:value="0.99730020393674">
            <text:p>0.997 </text:p>
          </table:table-cell>
          <table:table-cell table:number-columns-repeated="250"/>
        </table:table-row>
        <table:table-row table:style-name="ro1">
          <table:table-cell office:value-type="float" office:value="-2.7">
            <text:p>-2.7</text:p>
          </table:table-cell>
          <table:table-cell table:formula="of:=LEGACY.NORMSDIST([.A25])" office:value-type="float" office:value="0.00346697380304068">
            <text:p>0.0034669738</text:p>
          </table:table-cell>
          <table:table-cell table:formula="of:=([.B26]-[.B25])/([.A26]-[.A25])" office:value-type="float" office:value="0.0119421422067808">
            <text:p>0.0119421422</text:p>
          </table:table-cell>
          <table:table-cell/>
          <table:table-cell table:style-name="ce2"/>
          <table:table-cell table:style-name="ce6"/>
          <table:table-cell table:number-columns-repeated="250"/>
        </table:table-row>
        <table:table-row table:style-name="ro1">
          <table:table-cell office:value-type="float" office:value="-2.6">
            <text:p>-2.6</text:p>
          </table:table-cell>
          <table:table-cell table:formula="of:=LEGACY.NORMSDIST([.A26])" office:value-type="float" office:value="0.00466118802371876">
            <text:p>0.004661188</text:p>
          </table:table-cell>
          <table:table-cell table:formula="of:=([.B27]-[.B26])/([.A27]-[.A26])" office:value-type="float" office:value="0.0154847730205738">
            <text:p>0.015484773</text:p>
          </table:table-cell>
          <table:table-cell/>
          <table:table-cell table:style-name="ce2"/>
          <table:table-cell table:style-name="ce6"/>
          <table:table-cell table:number-columns-repeated="250"/>
        </table:table-row>
        <table:table-row table:style-name="ro1">
          <table:table-cell office:value-type="float" office:value="-2.5">
            <text:p>-2.5</text:p>
          </table:table-cell>
          <table:table-cell table:formula="of:=LEGACY.NORMSDIST([.A27])" office:value-type="float" office:value="0.00620966532577614">
            <text:p>0.0062096653</text:p>
          </table:table-cell>
          <table:table-cell table:formula="of:=([.B28]-[.B27])/([.A28]-[.A27])" office:value-type="float" office:value="0.0198787059882">
            <text:p>0.019878706</text:p>
          </table:table-cell>
          <table:table-cell/>
          <table:table-cell table:style-name="ce2"/>
          <table:table-cell table:style-name="ce6"/>
          <table:table-cell table:number-columns-repeated="250"/>
        </table:table-row>
        <table:table-row table:style-name="ro1">
          <table:table-cell office:value-type="float" office:value="-2.4">
            <text:p>-2.4</text:p>
          </table:table-cell>
          <table:table-cell table:formula="of:=LEGACY.NORMSDIST([.A28])" office:value-type="float" office:value="0.00819753592459614">
            <text:p>0.0081975359</text:p>
          </table:table-cell>
          <table:table-cell table:formula="of:=([.B29]-[.B28])/([.A29]-[.A28])" office:value-type="float" office:value="0.0252657409707967">
            <text:p>0.025265741</text:p>
          </table:table-cell>
          <table:table-cell table:number-columns-repeated="253"/>
        </table:table-row>
        <table:table-row table:style-name="ro1">
          <table:table-cell office:value-type="float" office:value="-2.3">
            <text:p>-2.3</text:p>
          </table:table-cell>
          <table:table-cell table:formula="of:=LEGACY.NORMSDIST([.A29])" office:value-type="float" office:value="0.0107241100216758">
            <text:p>0.01072411</text:p>
          </table:table-cell>
          <table:table-cell table:formula="of:=([.B30]-[.B29])/([.A30]-[.A29])" office:value-type="float" office:value="0.0317933749182281">
            <text:p>0.0317933749</text:p>
          </table:table-cell>
          <table:table-cell table:number-columns-repeated="253"/>
        </table:table-row>
        <table:table-row table:style-name="ro1">
          <table:table-cell office:value-type="float" office:value="-2.2">
            <text:p>-2.2</text:p>
          </table:table-cell>
          <table:table-cell table:formula="of:=LEGACY.NORMSDIST([.A30])" office:value-type="float" office:value="0.0139034475134986">
            <text:p>0.0139034475</text:p>
          </table:table-cell>
          <table:table-cell table:formula="of:=([.B31]-[.B30])/([.A31]-[.A30])" office:value-type="float" office:value="0.0396097304931795">
            <text:p>0.0396097305</text:p>
          </table:table-cell>
          <table:table-cell table:number-columns-repeated="253"/>
        </table:table-row>
        <table:table-row table:style-name="ro1">
          <table:table-cell office:value-type="float" office:value="-2.1">
            <text:p>-2.1</text:p>
          </table:table-cell>
          <table:table-cell table:formula="of:=LEGACY.NORMSDIST([.A31])" office:value-type="float" office:value="0.0178644205628166">
            <text:p>0.0178644206</text:p>
          </table:table-cell>
          <table:table-cell table:formula="of:=([.B32]-[.B31])/([.A32]-[.A31])" office:value-type="float" office:value="0.0488571138536265">
            <text:p>0.0488571139</text:p>
          </table:table-cell>
          <table:table-cell table:number-columns-repeated="253"/>
        </table:table-row>
        <table:table-row table:style-name="ro1">
          <table:table-cell office:value-type="float" office:value="-2">
            <text:p>-2</text:p>
          </table:table-cell>
          <table:table-cell table:formula="of:=LEGACY.NORMSDIST([.A32])" office:value-type="float" office:value="0.0227501319481792">
            <text:p>0.0227501319</text:p>
          </table:table-cell>
          <table:table-cell table:formula="of:=([.B33]-[.B32])/([.A33]-[.A32])" office:value-type="float" office:value="0.0596642786782259">
            <text:p>0.0596642787</text:p>
          </table:table-cell>
          <table:table-cell table:number-columns-repeated="253"/>
        </table:table-row>
        <table:table-row table:style-name="ro1">
          <table:table-cell office:value-type="float" office:value="-1.9">
            <text:p>-1.9</text:p>
          </table:table-cell>
          <table:table-cell table:formula="of:=LEGACY.NORMSDIST([.A33])" office:value-type="float" office:value="0.0287165598160018">
            <text:p>0.0287165598</text:p>
          </table:table-cell>
          <table:table-cell table:formula="of:=([.B34]-[.B33])/([.A34]-[.A33])" office:value-type="float" office:value="0.07213759296924">
            <text:p>0.072137593</text:p>
          </table:table-cell>
          <table:table-cell table:number-columns-repeated="253"/>
        </table:table-row>
        <table:table-row table:style-name="ro1">
          <table:table-cell office:value-type="float" office:value="-1.8">
            <text:p>-1.8</text:p>
          </table:table-cell>
          <table:table-cell table:formula="of:=LEGACY.NORMSDIST([.A34])" office:value-type="float" office:value="0.0359303191129258">
            <text:p>0.0359303191</text:p>
          </table:table-cell>
          <table:table-cell table:formula="of:=([.B35]-[.B34])/([.A35]-[.A34])" office:value-type="float" office:value="0.0863514364561726">
            <text:p>0.0863514365</text:p>
          </table:table-cell>
          <table:table-cell table:number-columns-repeated="253"/>
        </table:table-row>
        <table:table-row table:style-name="ro1">
          <table:table-cell office:value-type="float" office:value="-1.7">
            <text:p>-1.7</text:p>
          </table:table-cell>
          <table:table-cell table:formula="of:=LEGACY.NORMSDIST([.A35])" office:value-type="float" office:value="0.0445654627585431">
            <text:p>0.0445654628</text:p>
          </table:table-cell>
          <table:table-cell table:formula="of:=([.B36]-[.B35])/([.A36]-[.A35])" office:value-type="float" office:value="0.10233828941015">
            <text:p>0.1023382894</text:p>
          </table:table-cell>
          <table:table-cell table:number-columns-repeated="253"/>
        </table:table-row>
        <table:table-row table:style-name="ro1">
          <table:table-cell office:value-type="float" office:value="-1.6">
            <text:p>-1.6</text:p>
          </table:table-cell>
          <table:table-cell table:formula="of:=LEGACY.NORMSDIST([.A36])" office:value-type="float" office:value="0.0547992916995581">
            <text:p>0.0547992917</text:p>
          </table:table-cell>
          <table:table-cell table:formula="of:=([.B37]-[.B36])/([.A37]-[.A36])" office:value-type="float" office:value="0.120079095693001">
            <text:p>0.1200790957</text:p>
          </table:table-cell>
          <table:table-cell table:number-columns-repeated="253"/>
        </table:table-row>
        <table:table-row table:style-name="ro1">
          <table:table-cell office:value-type="float" office:value="-1.5">
            <text:p>-1.5</text:p>
          </table:table-cell>
          <table:table-cell table:formula="of:=LEGACY.NORMSDIST([.A37])" office:value-type="float" office:value="0.0668072012688581">
            <text:p>0.0668072013</text:p>
          </table:table-cell>
          <table:table-cell table:formula="of:=([.B38]-[.B37])/([.A38]-[.A37])" office:value-type="float" office:value="0.13949457964913">
            <text:p>0.1394945796</text:p>
          </table:table-cell>
          <table:table-cell table:number-columns-repeated="253"/>
        </table:table-row>
        <table:table-row table:style-name="ro1">
          <table:table-cell office:value-type="float" office:value="-1.4">
            <text:p>-1.4</text:p>
          </table:table-cell>
          <table:table-cell table:formula="of:=LEGACY.NORMSDIST([.A38])" office:value-type="float" office:value="0.0807566592337711">
            <text:p>0.0807566592</text:p>
          </table:table-cell>
          <table:table-cell table:formula="of:=([.B39]-[.B38])/([.A39]-[.A38])" office:value-type="float" office:value="0.160438253518393">
            <text:p>0.1604382535</text:p>
          </table:table-cell>
          <table:table-cell table:number-columns-repeated="253"/>
        </table:table-row>
        <table:table-row table:style-name="ro1">
          <table:table-cell office:value-type="float" office:value="-1.3">
            <text:p>-1.3</text:p>
          </table:table-cell>
          <table:table-cell table:formula="of:=LEGACY.NORMSDIST([.A39])" office:value-type="float" office:value="0.0968004845856104">
            <text:p>0.0968004846</text:p>
          </table:table-cell>
          <table:table-cell table:formula="of:=([.B40]-[.B39])/([.A40]-[.A39])" office:value-type="float" office:value="0.182691856360979">
            <text:p>0.1826918564</text:p>
          </table:table-cell>
          <table:table-cell table:number-columns-repeated="253"/>
        </table:table-row>
        <table:table-row table:style-name="ro1">
          <table:table-cell office:value-type="float" office:value="-1.2">
            <text:p>-1.2</text:p>
          </table:table-cell>
          <table:table-cell table:formula="of:=LEGACY.NORMSDIST([.A40])" office:value-type="float" office:value="0.115069670221708">
            <text:p>0.1150696702</text:p>
          </table:table-cell>
          <table:table-cell table:formula="of:=([.B41]-[.B40])/([.A41]-[.A40])" office:value-type="float" office:value="0.205963907246744">
            <text:p>0.2059639072</text:p>
          </table:table-cell>
          <table:table-cell table:number-columns-repeated="253"/>
        </table:table-row>
        <table:table-row table:style-name="ro1">
          <table:table-cell office:value-type="float" office:value="-1.1">
            <text:p>-1.1</text:p>
          </table:table-cell>
          <table:table-cell table:formula="of:=LEGACY.NORMSDIST([.A41])" office:value-type="float" office:value="0.135666060946383">
            <text:p>0.1356660609</text:p>
          </table:table-cell>
          <table:table-cell table:formula="of:=([.B42]-[.B41])/([.A42]-[.A41])" office:value-type="float" office:value="0.229891929850744">
            <text:p>0.2298919299</text:p>
          </table:table-cell>
          <table:table-cell table:number-columns-repeated="253"/>
        </table:table-row>
        <table:table-row table:style-name="ro1">
          <table:table-cell office:value-type="float" office:value="-1">
            <text:p>-1</text:p>
          </table:table-cell>
          <table:table-cell table:formula="of:=LEGACY.NORMSDIST([.A42])" office:value-type="float" office:value="0.158655253931457">
            <text:p>0.1586552539</text:p>
          </table:table-cell>
          <table:table-cell table:formula="of:=([.B43]-[.B42])/([.A43]-[.A42])" office:value-type="float" office:value="0.254048714153025">
            <text:p>0.2540487142</text:p>
          </table:table-cell>
          <table:table-cell table:number-columns-repeated="253"/>
        </table:table-row>
        <table:table-row table:style-name="ro1">
          <table:table-cell office:value-type="float" office:value="-0.9">
            <text:p>-0.9</text:p>
          </table:table-cell>
          <table:table-cell table:formula="of:=LEGACY.NORMSDIST([.A43])" office:value-type="float" office:value="0.18406012534676">
            <text:p>0.1840601253</text:p>
          </table:table-cell>
          <table:table-cell table:formula="of:=([.B44]-[.B43])/([.A44]-[.A43])" office:value-type="float" office:value="0.277952732366372">
            <text:p>0.2779527324</text:p>
          </table:table-cell>
          <table:table-cell table:number-columns-repeated="253"/>
        </table:table-row>
        <table:table-row table:style-name="ro1">
          <table:table-cell office:value-type="float" office:value="-0.8">
            <text:p>-0.8</text:p>
          </table:table-cell>
          <table:table-cell table:formula="of:=LEGACY.NORMSDIST([.A44])" office:value-type="float" office:value="0.211855398583397">
            <text:p>0.2118553986</text:p>
          </table:table-cell>
          <table:table-cell table:formula="of:=([.B45]-[.B44])/([.A45]-[.A44])" office:value-type="float" office:value="0.301082536396763">
            <text:p>0.3010825364</text:p>
          </table:table-cell>
          <table:table-cell table:number-columns-repeated="253"/>
        </table:table-row>
        <table:table-row table:style-name="ro1">
          <table:table-cell office:value-type="float" office:value="-0.7">
            <text:p>-0.7</text:p>
          </table:table-cell>
          <table:table-cell table:formula="of:=LEGACY.NORMSDIST([.A45])" office:value-type="float" office:value="0.241963652223073">
            <text:p>0.2419636522</text:p>
          </table:table-cell>
          <table:table-cell table:formula="of:=([.B46]-[.B45])/([.A46]-[.A45])" office:value-type="float" office:value="0.322894655270005">
            <text:p>0.3228946553</text:p>
          </table:table-cell>
          <table:table-cell table:number-columns-repeated="253"/>
        </table:table-row>
        <table:table-row table:style-name="ro1">
          <table:table-cell office:value-type="float" office:value="-0.6">
            <text:p>-0.6</text:p>
          </table:table-cell>
          <table:table-cell table:formula="of:=LEGACY.NORMSDIST([.A46])" office:value-type="float" office:value="0.274253117750074">
            <text:p>0.2742531178</text:p>
          </table:table-cell>
          <table:table-cell table:formula="of:=([.B47]-[.B46])/([.A47]-[.A46])" office:value-type="float" office:value="0.342844209759133">
            <text:p>0.3428442098</text:p>
          </table:table-cell>
          <table:table-cell table:number-columns-repeated="253"/>
        </table:table-row>
        <table:table-row table:style-name="ro1">
          <table:table-cell office:value-type="float" office:value="-0.5">
            <text:p>-0.5</text:p>
          </table:table-cell>
          <table:table-cell table:formula="of:=LEGACY.NORMSDIST([.A47])" office:value-type="float" office:value="0.308537538725987">
            <text:p>0.3085375387</text:p>
          </table:table-cell>
          <table:table-cell table:formula="of:=([.B48]-[.B47])/([.A48]-[.A47])" office:value-type="float" office:value="0.360407196636889">
            <text:p>0.3604071966</text:p>
          </table:table-cell>
          <table:table-cell table:number-columns-repeated="253"/>
        </table:table-row>
        <table:table-row table:style-name="ro1">
          <table:table-cell office:value-type="float" office:value="-0.4">
            <text:p>-0.4</text:p>
          </table:table-cell>
          <table:table-cell table:formula="of:=LEGACY.NORMSDIST([.A48])" office:value-type="float" office:value="0.344578258389676">
            <text:p>0.3445782584</text:p>
          </table:table-cell>
          <table:table-cell table:formula="of:=([.B49]-[.B48])/([.A49]-[.A48])" office:value-type="float" office:value="0.375103194213715">
            <text:p>0.3751031942</text:p>
          </table:table-cell>
          <table:table-cell table:number-columns-repeated="253"/>
        </table:table-row>
        <table:table-row table:style-name="ro1">
          <table:table-cell office:value-type="float" office:value="-0.3">
            <text:p>-0.3</text:p>
          </table:table-cell>
          <table:table-cell table:formula="of:=LEGACY.NORMSDIST([.A49])" office:value-type="float" office:value="0.382088577811047">
            <text:p>0.3820885778</text:p>
          </table:table-cell>
          <table:table-cell table:formula="of:=([.B50]-[.B49])/([.A50]-[.A49])" office:value-type="float" office:value="0.386517127498496">
            <text:p>0.3865171275</text:p>
          </table:table-cell>
          <table:table-cell table:number-columns-repeated="253"/>
        </table:table-row>
        <table:table-row table:style-name="ro1">
          <table:table-cell office:value-type="float" office:value="-0.199999999999999">
            <text:p>-0.2</text:p>
          </table:table-cell>
          <table:table-cell table:formula="of:=LEGACY.NORMSDIST([.A50])" office:value-type="float" office:value="0.420740290560897">
            <text:p>0.4207402906</text:p>
          </table:table-cell>
          <table:table-cell table:formula="of:=([.B51]-[.B50])/([.A51]-[.A50])" office:value-type="float" office:value="0.394318721620741">
            <text:p>0.3943187216</text:p>
          </table:table-cell>
          <table:table-cell table:number-columns-repeated="253"/>
        </table:table-row>
        <table:table-row table:style-name="ro1">
          <table:table-cell office:value-type="float" office:value="-0.0999999999999996">
            <text:p>-0.1</text:p>
          </table:table-cell>
          <table:table-cell table:formula="of:=LEGACY.NORMSDIST([.A51])" office:value-type="float" office:value="0.460172162722971">
            <text:p>0.4601721627</text:p>
          </table:table-cell>
          <table:table-cell table:formula="of:=([.B52]-[.B51])/([.A52]-[.A51])" office:value-type="float" office:value="0.39827837277029">
            <text:p>0.3982783728</text:p>
          </table:table-cell>
          <table:table-cell table:number-columns-repeated="253"/>
        </table:table-row>
        <table:table-row table:style-name="ro1">
          <table:table-cell office:value-type="float" office:value="0">
            <text:p>0</text:p>
          </table:table-cell>
          <table:table-cell table:formula="of:=LEGACY.NORMSDIST([.A52])" office:value-type="float" office:value="0.5">
            <text:p>0.5</text:p>
          </table:table-cell>
          <table:table-cell table:formula="of:=([.B53]-[.B52])/([.A53]-[.A52])" office:value-type="float" office:value="0.39827837277029">
            <text:p>0.3982783728</text:p>
          </table:table-cell>
          <table:table-cell table:number-columns-repeated="253"/>
        </table:table-row>
        <table:table-row table:style-name="ro1">
          <table:table-cell office:value-type="float" office:value="0.100000000000001">
            <text:p>0.1</text:p>
          </table:table-cell>
          <table:table-cell table:formula="of:=LEGACY.NORMSDIST([.A53])" office:value-type="float" office:value="0.539827837277029">
            <text:p>0.5398278373</text:p>
          </table:table-cell>
          <table:table-cell table:formula="of:=([.B54]-[.B53])/([.A54]-[.A53])" office:value-type="float" office:value="0.39431872162074">
            <text:p>0.3943187216</text:p>
          </table:table-cell>
          <table:table-cell table:number-columns-repeated="253"/>
        </table:table-row>
        <table:table-row table:style-name="ro1">
          <table:table-cell office:value-type="float" office:value="0.2">
            <text:p>0.2</text:p>
          </table:table-cell>
          <table:table-cell table:formula="of:=LEGACY.NORMSDIST([.A54])" office:value-type="float" office:value="0.579259709439103">
            <text:p>0.5792597094</text:p>
          </table:table-cell>
          <table:table-cell table:formula="of:=([.B55]-[.B54])/([.A55]-[.A54])" office:value-type="float" office:value="0.386517127498496">
            <text:p>0.3865171275</text:p>
          </table:table-cell>
          <table:table-cell table:number-columns-repeated="253"/>
        </table:table-row>
        <table:table-row table:style-name="ro1">
          <table:table-cell office:value-type="float" office:value="0.300000000000001">
            <text:p>0.3</text:p>
          </table:table-cell>
          <table:table-cell table:formula="of:=LEGACY.NORMSDIST([.A55])" office:value-type="float" office:value="0.617911422188953">
            <text:p>0.6179114222</text:p>
          </table:table-cell>
          <table:table-cell table:formula="of:=([.B56]-[.B55])/([.A56]-[.A55])" office:value-type="float" office:value="0.375103194213715">
            <text:p>0.3751031942</text:p>
          </table:table-cell>
          <table:table-cell table:number-columns-repeated="253"/>
        </table:table-row>
        <table:table-row table:style-name="ro1">
          <table:table-cell office:value-type="float" office:value="0.4">
            <text:p>0.4</text:p>
          </table:table-cell>
          <table:table-cell table:formula="of:=LEGACY.NORMSDIST([.A56])" office:value-type="float" office:value="0.655421741610324">
            <text:p>0.6554217416</text:p>
          </table:table-cell>
          <table:table-cell table:formula="of:=([.B57]-[.B56])/([.A57]-[.A56])" office:value-type="float" office:value="0.360407196636888">
            <text:p>0.3604071966</text:p>
          </table:table-cell>
          <table:table-cell table:number-columns-repeated="253"/>
        </table:table-row>
        <table:table-row table:style-name="ro1">
          <table:table-cell office:value-type="float" office:value="0.5">
            <text:p>0.5</text:p>
          </table:table-cell>
          <table:table-cell table:formula="of:=LEGACY.NORMSDIST([.A57])" office:value-type="float" office:value="0.691462461274013">
            <text:p>0.6914624613</text:p>
          </table:table-cell>
          <table:table-cell table:formula="of:=([.B58]-[.B57])/([.A58]-[.A57])" office:value-type="float" office:value="0.342844209759135">
            <text:p>0.3428442098</text:p>
          </table:table-cell>
          <table:table-cell table:number-columns-repeated="253"/>
        </table:table-row>
        <table:table-row table:style-name="ro1">
          <table:table-cell office:value-type="float" office:value="0.600000000000001">
            <text:p>0.6</text:p>
          </table:table-cell>
          <table:table-cell table:formula="of:=LEGACY.NORMSDIST([.A58])" office:value-type="float" office:value="0.725746882249927">
            <text:p>0.7257468822</text:p>
          </table:table-cell>
          <table:table-cell table:formula="of:=([.B59]-[.B58])/([.A59]-[.A58])" office:value-type="float" office:value="0.322894655270004">
            <text:p>0.3228946553</text:p>
          </table:table-cell>
          <table:table-cell table:number-columns-repeated="253"/>
        </table:table-row>
        <table:table-row table:style-name="ro1">
          <table:table-cell office:value-type="float" office:value="0.7">
            <text:p>0.7</text:p>
          </table:table-cell>
          <table:table-cell table:formula="of:=LEGACY.NORMSDIST([.A59])" office:value-type="float" office:value="0.758036347776927">
            <text:p>0.7580363478</text:p>
          </table:table-cell>
          <table:table-cell table:formula="of:=([.B60]-[.B59])/([.A60]-[.A59])" office:value-type="float" office:value="0.301082536396765">
            <text:p>0.3010825364</text:p>
          </table:table-cell>
          <table:table-cell table:number-columns-repeated="253"/>
        </table:table-row>
        <table:table-row table:style-name="ro1">
          <table:table-cell office:value-type="float" office:value="0.800000000000001">
            <text:p>0.8</text:p>
          </table:table-cell>
          <table:table-cell table:formula="of:=LEGACY.NORMSDIST([.A60])" office:value-type="float" office:value="0.788144601416604">
            <text:p>0.7881446014</text:p>
          </table:table-cell>
          <table:table-cell table:formula="of:=([.B61]-[.B60])/([.A61]-[.A60])" office:value-type="float" office:value="0.277952732366372">
            <text:p>0.2779527324</text:p>
          </table:table-cell>
          <table:table-cell table:number-columns-repeated="253"/>
        </table:table-row>
        <table:table-row table:style-name="ro1">
          <table:table-cell office:value-type="float" office:value="0.9">
            <text:p>0.9</text:p>
          </table:table-cell>
          <table:table-cell table:formula="of:=LEGACY.NORMSDIST([.A61])" office:value-type="float" office:value="0.815939874653241">
            <text:p>0.8159398747</text:p>
          </table:table-cell>
          <table:table-cell table:formula="of:=([.B62]-[.B61])/([.A62]-[.A61])" office:value-type="float" office:value="0.254048714153023">
            <text:p>0.2540487142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table:formula="of:=LEGACY.NORMSDIST([.A62])" office:value-type="float" office:value="0.841344746068543">
            <text:p>0.8413447461</text:p>
          </table:table-cell>
          <table:table-cell table:formula="of:=([.B63]-[.B62])/([.A63]-[.A62])" office:value-type="float" office:value="0.229891929850744">
            <text:p>0.2298919299</text:p>
          </table:table-cell>
          <table:table-cell table:number-columns-repeated="253"/>
        </table:table-row>
        <table:table-row table:style-name="ro1">
          <table:table-cell office:value-type="float" office:value="1.1">
            <text:p>1.1</text:p>
          </table:table-cell>
          <table:table-cell table:formula="of:=LEGACY.NORMSDIST([.A63])" office:value-type="float" office:value="0.864333939053617">
            <text:p>0.8643339391</text:p>
          </table:table-cell>
          <table:table-cell table:formula="of:=([.B64]-[.B63])/([.A64]-[.A63])" office:value-type="float" office:value="0.205963907246744">
            <text:p>0.2059639072</text:p>
          </table:table-cell>
          <table:table-cell table:number-columns-repeated="253"/>
        </table:table-row>
        <table:table-row table:style-name="ro1">
          <table:table-cell office:value-type="float" office:value="1.2">
            <text:p>1.2</text:p>
          </table:table-cell>
          <table:table-cell table:formula="of:=LEGACY.NORMSDIST([.A64])" office:value-type="float" office:value="0.884930329778292">
            <text:p>0.8849303298</text:p>
          </table:table-cell>
          <table:table-cell table:formula="of:=([.B65]-[.B64])/([.A65]-[.A64])" office:value-type="float" office:value="0.182691856360979">
            <text:p>0.1826918564</text:p>
          </table:table-cell>
          <table:table-cell table:number-columns-repeated="253"/>
        </table:table-row>
        <table:table-row table:style-name="ro1">
          <table:table-cell office:value-type="float" office:value="1.3">
            <text:p>1.3</text:p>
          </table:table-cell>
          <table:table-cell table:formula="of:=LEGACY.NORMSDIST([.A65])" office:value-type="float" office:value="0.90319951541439">
            <text:p>0.9031995154</text:p>
          </table:table-cell>
          <table:table-cell table:formula="of:=([.B66]-[.B65])/([.A66]-[.A65])" office:value-type="float" office:value="0.160438253518393">
            <text:p>0.1604382535</text:p>
          </table:table-cell>
          <table:table-cell table:number-columns-repeated="253"/>
        </table:table-row>
        <table:table-row table:style-name="ro1">
          <table:table-cell office:value-type="float" office:value="1.4">
            <text:p>1.4</text:p>
          </table:table-cell>
          <table:table-cell table:formula="of:=LEGACY.NORMSDIST([.A66])" office:value-type="float" office:value="0.919243340766229">
            <text:p>0.9192433408</text:p>
          </table:table-cell>
          <table:table-cell table:formula="of:=([.B67]-[.B66])/([.A67]-[.A66])" office:value-type="float" office:value="0.139494579649129">
            <text:p>0.1394945796</text:p>
          </table:table-cell>
          <table:table-cell table:number-columns-repeated="253"/>
        </table:table-row>
        <table:table-row table:style-name="ro1">
          <table:table-cell office:value-type="float" office:value="1.5">
            <text:p>1.5</text:p>
          </table:table-cell>
          <table:table-cell table:formula="of:=LEGACY.NORMSDIST([.A67])" office:value-type="float" office:value="0.933192798731142">
            <text:p>0.9331927987</text:p>
          </table:table-cell>
          <table:table-cell table:formula="of:=([.B68]-[.B67])/([.A68]-[.A67])" office:value-type="float" office:value="0.120079095693">
            <text:p>0.1200790957</text:p>
          </table:table-cell>
          <table:table-cell table:number-columns-repeated="253"/>
        </table:table-row>
        <table:table-row table:style-name="ro1">
          <table:table-cell office:value-type="float" office:value="1.6">
            <text:p>1.6</text:p>
          </table:table-cell>
          <table:table-cell table:formula="of:=LEGACY.NORMSDIST([.A68])" office:value-type="float" office:value="0.945200708300442">
            <text:p>0.9452007083</text:p>
          </table:table-cell>
          <table:table-cell table:formula="of:=([.B69]-[.B68])/([.A69]-[.A68])" office:value-type="float" office:value="0.10233828941015">
            <text:p>0.1023382894</text:p>
          </table:table-cell>
          <table:table-cell table:number-columns-repeated="253"/>
        </table:table-row>
        <table:table-row table:style-name="ro1">
          <table:table-cell office:value-type="float" office:value="1.7">
            <text:p>1.7</text:p>
          </table:table-cell>
          <table:table-cell table:formula="of:=LEGACY.NORMSDIST([.A69])" office:value-type="float" office:value="0.955434537241457">
            <text:p>0.9554345372</text:p>
          </table:table-cell>
          <table:table-cell table:formula="of:=([.B70]-[.B69])/([.A70]-[.A69])" office:value-type="float" office:value="0.0863514364561719">
            <text:p>0.0863514365</text:p>
          </table:table-cell>
          <table:table-cell table:number-columns-repeated="253"/>
        </table:table-row>
        <table:table-row table:style-name="ro1">
          <table:table-cell office:value-type="float" office:value="1.8">
            <text:p>1.8</text:p>
          </table:table-cell>
          <table:table-cell table:formula="of:=LEGACY.NORMSDIST([.A70])" office:value-type="float" office:value="0.964069680887074">
            <text:p>0.9640696809</text:p>
          </table:table-cell>
          <table:table-cell table:formula="of:=([.B71]-[.B70])/([.A71]-[.A70])" office:value-type="float" office:value="0.0721375929692405">
            <text:p>0.072137593</text:p>
          </table:table-cell>
          <table:table-cell table:number-columns-repeated="253"/>
        </table:table-row>
        <table:table-row table:style-name="ro1">
          <table:table-cell office:value-type="float" office:value="1.9">
            <text:p>1.9</text:p>
          </table:table-cell>
          <table:table-cell table:formula="of:=LEGACY.NORMSDIST([.A71])" office:value-type="float" office:value="0.971283440183998">
            <text:p>0.9712834402</text:p>
          </table:table-cell>
          <table:table-cell table:formula="of:=([.B72]-[.B71])/([.A72]-[.A71])" office:value-type="float" office:value="0.0596642786782255">
            <text:p>0.0596642787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table:formula="of:=LEGACY.NORMSDIST([.A72])" office:value-type="float" office:value="0.977249868051821">
            <text:p>0.9772498681</text:p>
          </table:table-cell>
          <table:table-cell table:formula="of:=([.B73]-[.B72])/([.A73]-[.A72])" office:value-type="float" office:value="0.0488571138536262">
            <text:p>0.0488571139</text:p>
          </table:table-cell>
          <table:table-cell table:number-columns-repeated="253"/>
        </table:table-row>
        <table:table-row table:style-name="ro1">
          <table:table-cell office:value-type="float" office:value="2.1">
            <text:p>2.1</text:p>
          </table:table-cell>
          <table:table-cell table:formula="of:=LEGACY.NORMSDIST([.A73])" office:value-type="float" office:value="0.982135579437183">
            <text:p>0.9821355794</text:p>
          </table:table-cell>
          <table:table-cell table:formula="of:=([.B74]-[.B73])/([.A74]-[.A73])" office:value-type="float" office:value="0.0396097304931799">
            <text:p>0.0396097305</text:p>
          </table:table-cell>
          <table:table-cell table:number-columns-repeated="253"/>
        </table:table-row>
        <table:table-row table:style-name="ro1">
          <table:table-cell office:value-type="float" office:value="2.2">
            <text:p>2.2</text:p>
          </table:table-cell>
          <table:table-cell table:formula="of:=LEGACY.NORMSDIST([.A74])" office:value-type="float" office:value="0.986096552486501">
            <text:p>0.9860965525</text:p>
          </table:table-cell>
          <table:table-cell table:formula="of:=([.B75]-[.B74])/([.A75]-[.A74])" office:value-type="float" office:value="0.0317933749182274">
            <text:p>0.0317933749</text:p>
          </table:table-cell>
          <table:table-cell table:number-columns-repeated="253"/>
        </table:table-row>
        <table:table-row table:style-name="ro1">
          <table:table-cell office:value-type="float" office:value="2.3">
            <text:p>2.3</text:p>
          </table:table-cell>
          <table:table-cell table:formula="of:=LEGACY.NORMSDIST([.A75])" office:value-type="float" office:value="0.989275889978324">
            <text:p>0.98927589</text:p>
          </table:table-cell>
          <table:table-cell table:formula="of:=([.B76]-[.B75])/([.A76]-[.A75])" office:value-type="float" office:value="0.0252657409707969">
            <text:p>0.025265741</text:p>
          </table:table-cell>
          <table:table-cell table:number-columns-repeated="253"/>
        </table:table-row>
        <table:table-row table:style-name="ro1">
          <table:table-cell office:value-type="float" office:value="2.4">
            <text:p>2.4</text:p>
          </table:table-cell>
          <table:table-cell table:formula="of:=LEGACY.NORMSDIST([.A76])" office:value-type="float" office:value="0.991802464075404">
            <text:p>0.9918024641</text:p>
          </table:table-cell>
          <table:table-cell table:formula="of:=([.B77]-[.B76])/([.A77]-[.A76])" office:value-type="float" office:value="0.0198787059882">
            <text:p>0.019878706</text:p>
          </table:table-cell>
          <table:table-cell table:number-columns-repeated="253"/>
        </table:table-row>
        <table:table-row table:style-name="ro1">
          <table:table-cell office:value-type="float" office:value="2.5">
            <text:p>2.5</text:p>
          </table:table-cell>
          <table:table-cell table:formula="of:=LEGACY.NORMSDIST([.A77])" office:value-type="float" office:value="0.993790334674224">
            <text:p>0.9937903347</text:p>
          </table:table-cell>
          <table:table-cell table:formula="of:=([.B78]-[.B77])/([.A78]-[.A77])" office:value-type="float" office:value="0.0154847730205742">
            <text:p>0.015484773</text:p>
          </table:table-cell>
          <table:table-cell table:number-columns-repeated="253"/>
        </table:table-row>
        <table:table-row table:style-name="ro1">
          <table:table-cell office:value-type="float" office:value="2.6">
            <text:p>2.6</text:p>
          </table:table-cell>
          <table:table-cell table:formula="of:=LEGACY.NORMSDIST([.A78])" office:value-type="float" office:value="0.995338811976281">
            <text:p>0.995338812</text:p>
          </table:table-cell>
          <table:table-cell table:formula="of:=([.B79]-[.B78])/([.A79]-[.A78])" office:value-type="float" office:value="0.0119421422067812">
            <text:p>0.0119421422</text:p>
          </table:table-cell>
          <table:table-cell table:number-columns-repeated="253"/>
        </table:table-row>
        <table:table-row table:style-name="ro1">
          <table:table-cell office:value-type="float" office:value="2.7">
            <text:p>2.7</text:p>
          </table:table-cell>
          <table:table-cell table:formula="of:=LEGACY.NORMSDIST([.A79])" office:value-type="float" office:value="0.996533026196959">
            <text:p>0.9965330262</text:p>
          </table:table-cell>
          <table:table-cell table:formula="of:=([.B80]-[.B79])/([.A80]-[.A79])" office:value-type="float" office:value="0.00911843472612634">
            <text:p>0.0091184347</text:p>
          </table:table-cell>
          <table:table-cell table:number-columns-repeated="253"/>
        </table:table-row>
        <table:table-row table:style-name="ro1">
          <table:table-cell office:value-type="float" office:value="2.8">
            <text:p>2.8</text:p>
          </table:table-cell>
          <table:table-cell table:formula="of:=LEGACY.NORMSDIST([.A80])" office:value-type="float" office:value="0.997444869669572">
            <text:p>0.9974448697</text:p>
          </table:table-cell>
          <table:table-cell table:formula="of:=([.B81]-[.B80])/([.A81]-[.A80])" office:value-type="float" office:value="0.00689317030043937">
            <text:p>0.0068931703</text:p>
          </table:table-cell>
          <table:table-cell table:number-columns-repeated="253"/>
        </table:table-row>
        <table:table-row table:style-name="ro1">
          <table:table-cell office:value-type="float" office:value="2.9">
            <text:p>2.9</text:p>
          </table:table-cell>
          <table:table-cell table:formula="of:=LEGACY.NORMSDIST([.A81])" office:value-type="float" office:value="0.998134186699616">
            <text:p>0.9981341867</text:p>
          </table:table-cell>
          <table:table-cell table:formula="of:=([.B82]-[.B81])/([.A82]-[.A81])" office:value-type="float" office:value="0.00515915268753943">
            <text:p>0.0051591527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table:formula="of:=LEGACY.NORMSDIST([.A82])" office:value-type="float" office:value="0.99865010196837">
            <text:p>0.998650102</text:p>
          </table:table-cell>
          <table:table-cell table:formula="of:=([.B83]-[.B82])/([.A83]-[.A82])" office:value-type="float" office:value="0.00382294818411789">
            <text:p>0.0038229482</text:p>
          </table:table-cell>
          <table:table-cell table:number-columns-repeated="253"/>
        </table:table-row>
        <table:table-row table:style-name="ro1">
          <table:table-cell office:value-type="float" office:value="3.1">
            <text:p>3.1</text:p>
          </table:table-cell>
          <table:table-cell table:formula="of:=LEGACY.NORMSDIST([.A83])" office:value-type="float" office:value="0.999032396786782">
            <text:p>0.9990323968</text:p>
          </table:table-cell>
          <table:table-cell table:formula="of:=([.B84]-[.B83])/([.A84]-[.A83])" office:value-type="float" office:value="0.00280465275302451">
            <text:p>0.0028046528</text:p>
          </table:table-cell>
          <table:table-cell table:number-columns-repeated="253"/>
        </table:table-row>
        <table:table-row table:style-name="ro1">
          <table:table-cell office:value-type="float" office:value="3.2">
            <text:p>3.2</text:p>
          </table:table-cell>
          <table:table-cell table:formula="of:=LEGACY.NORMSDIST([.A84])" office:value-type="float" office:value="0.999312862062084">
            <text:p>0.9993128621</text:p>
          </table:table-cell>
          <table:table-cell table:formula="of:=([.B85]-[.B84])/([.A85]-[.A84])" office:value-type="float" office:value="0.0020371379553208">
            <text:p>0.002037138</text:p>
          </table:table-cell>
          <table:table-cell table:number-columns-repeated="253"/>
        </table:table-row>
        <table:table-row table:style-name="ro1">
          <table:table-cell office:value-type="float" office:value="3.3">
            <text:p>3.3</text:p>
          </table:table-cell>
          <table:table-cell table:formula="of:=LEGACY.NORMSDIST([.A85])" office:value-type="float" office:value="0.999516575857616">
            <text:p>0.9995165759</text:p>
          </table:table-cell>
          <table:table-cell table:formula="of:=([.B86]-[.B85])/([.A86]-[.A85])" office:value-type="float" office:value="0.00146494876706927">
            <text:p>0.0014649488</text:p>
          </table:table-cell>
          <table:table-cell table:number-columns-repeated="253"/>
        </table:table-row>
        <table:table-row table:style-name="ro1">
          <table:table-cell office:value-type="float" office:value="3.4">
            <text:p>3.4</text:p>
          </table:table-cell>
          <table:table-cell table:formula="of:=LEGACY.NORMSDIST([.A86])" office:value-type="float" office:value="0.999663070734323">
            <text:p>0.9996630707</text:p>
          </table:table-cell>
          <table:table-cell table:formula="of:=([.B87]-[.B86])/([.A87]-[.A86])" office:value-type="float" office:value="0.00104300186641316">
            <text:p>0.0010430019</text:p>
          </table:table-cell>
          <table:table-cell table:number-columns-repeated="253"/>
        </table:table-row>
        <table:table-row table:style-name="ro1">
          <table:table-cell office:value-type="float" office:value="3.5">
            <text:p>3.5</text:p>
          </table:table-cell>
          <table:table-cell table:formula="of:=LEGACY.NORMSDIST([.A87])" office:value-type="float" office:value="0.999767370920964">
            <text:p>0.9997673709</text:p>
          </table:table-cell>
          <table:table-cell table:formula="of:=([.B88]-[.B87])/([.A88]-[.A87])" office:value-type="float" office:value="0.000735204888779875">
            <text:p>0.0007352049</text:p>
          </table:table-cell>
          <table:table-cell table:number-columns-repeated="253"/>
        </table:table-row>
        <table:table-row table:style-name="ro1">
          <table:table-cell office:value-type="float" office:value="3.6">
            <text:p>3.6</text:p>
          </table:table-cell>
          <table:table-cell table:formula="of:=LEGACY.NORMSDIST([.A88])" office:value-type="float" office:value="0.999840891409842">
            <text:p>0.9998408914</text:p>
          </table:table-cell>
          <table:table-cell table:formula="of:=([.B89]-[.B88])/([.A89]-[.A88])" office:value-type="float" office:value="0.000513088566801427">
            <text:p>0.0005130886</text:p>
          </table:table-cell>
          <table:table-cell table:number-columns-repeated="253"/>
        </table:table-row>
        <table:table-row table:style-name="ro1">
          <table:table-cell office:value-type="float" office:value="3.7">
            <text:p>3.7</text:p>
          </table:table-cell>
          <table:table-cell table:formula="of:=LEGACY.NORMSDIST([.A89])" office:value-type="float" office:value="0.999892200266523">
            <text:p>0.9998922003</text:p>
          </table:table-cell>
          <table:table-cell table:formula="of:=([.B90]-[.B89])/([.A90]-[.A89])" office:value-type="float" office:value="0.000354516895523239">
            <text:p>0.0003545169</text:p>
          </table:table-cell>
          <table:table-cell table:number-columns-repeated="253"/>
        </table:table-row>
        <table:table-row table:style-name="ro1">
          <table:table-cell office:value-type="float" office:value="3.8">
            <text:p>3.8</text:p>
          </table:table-cell>
          <table:table-cell table:formula="of:=LEGACY.NORMSDIST([.A90])" office:value-type="float" office:value="0.999927651956075">
            <text:p>0.999927652</text:p>
          </table:table-cell>
          <table:table-cell table:formula="of:=([.B91]-[.B90])/([.A91]-[.A90])" office:value-type="float" office:value="0.000242516999074961">
            <text:p>0.000242517</text:p>
          </table:table-cell>
          <table:table-cell table:number-columns-repeated="253"/>
        </table:table-row>
        <table:table-row table:style-name="ro1">
          <table:table-cell office:value-type="float" office:value="3.9">
            <text:p>3.9</text:p>
          </table:table-cell>
          <table:table-cell table:formula="of:=LEGACY.NORMSDIST([.A91])" office:value-type="float" office:value="0.999951903655982">
            <text:p>0.9999519037</text:p>
          </table:table-cell>
          <table:table-cell table:formula="of:=([.B92]-[.B91])/([.A92]-[.A91])" office:value-type="float" office:value="0.000164251021844697">
            <text:p>0.000164251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table:formula="of:=LEGACY.NORMSDIST([.A92])" office:value-type="float" office:value="0.999968328758167">
            <text:p>0.9999683288</text:p>
          </table:table-cell>
          <table:table-cell table:formula="of:=([.B93]-[.B92])/([.A93]-[.A92])" office:value-type="float" office:value="0.000110137349206286">
            <text:p>0.0001101373</text:p>
          </table:table-cell>
          <table:table-cell table:number-columns-repeated="253"/>
        </table:table-row>
        <table:table-row table:style-name="ro1">
          <table:table-cell office:value-type="float" office:value="4.1">
            <text:p>4.1</text:p>
          </table:table-cell>
          <table:table-cell table:formula="of:=LEGACY.NORMSDIST([.A93])" office:value-type="float" office:value="0.999979342493088">
            <text:p>0.9999793425</text:p>
          </table:table-cell>
          <table:table-cell table:formula="of:=([.B94]-[.B93])/([.A94]-[.A93])" office:value-type="float" office:value="0.0000731175789658856">
            <text:p>7.31175789658856E-005</text:p>
          </table:table-cell>
          <table:table-cell table:number-columns-repeated="253"/>
        </table:table-row>
        <table:table-row table:style-name="ro1">
          <table:table-cell office:value-type="float" office:value="4.2">
            <text:p>4.2</text:p>
          </table:table-cell>
          <table:table-cell table:formula="of:=LEGACY.NORMSDIST([.A94])" office:value-type="float" office:value="0.999986654250984">
            <text:p>0.9999866543</text:p>
          </table:table-cell>
          <table:table-cell table:formula="of:=([.B95]-[.B94])/([.A95]-[.A94])" office:value-type="float" office:value="0.0000480584354489723">
            <text:p>4.80584354489723E-005</text:p>
          </table:table-cell>
          <table:table-cell table:number-columns-repeated="253"/>
        </table:table-row>
        <table:table-row table:style-name="ro1">
          <table:table-cell office:value-type="float" office:value="4.3">
            <text:p>4.3</text:p>
          </table:table-cell>
          <table:table-cell table:formula="of:=LEGACY.NORMSDIST([.A95])" office:value-type="float" office:value="0.999991460094529">
            <text:p>0.9999914601</text:p>
          </table:table-cell>
          <table:table-cell table:formula="of:=([.B96]-[.B95])/([.A96]-[.A95])" office:value-type="float" office:value="0.0000312736156327099">
            <text:p>3.12736156327099E-005</text:p>
          </table:table-cell>
          <table:table-cell table:number-columns-repeated="253"/>
        </table:table-row>
        <table:table-row table:style-name="ro1">
          <table:table-cell office:value-type="float" office:value="4.4">
            <text:p>4.4</text:p>
          </table:table-cell>
          <table:table-cell table:formula="of:=LEGACY.NORMSDIST([.A96])" office:value-type="float" office:value="0.999994587456092">
            <text:p>0.9999945875</text:p>
          </table:table-cell>
          <table:table-cell table:formula="of:=([.B97]-[.B96])/([.A97]-[.A96])" office:value-type="float" office:value="0.000020148707829959">
            <text:p>2.0148707829959E-005</text:p>
          </table:table-cell>
          <table:table-cell table:number-columns-repeated="253"/>
        </table:table-row>
        <table:table-row table:style-name="ro1">
          <table:table-cell office:value-type="float" office:value="4.5">
            <text:p>4.5</text:p>
          </table:table-cell>
          <table:table-cell table:formula="of:=LEGACY.NORMSDIST([.A97])" office:value-type="float" office:value="0.999996602326875">
            <text:p>0.9999966023</text:p>
          </table:table-cell>
          <table:table-cell table:formula="of:=([.B98]-[.B97])/([.A98]-[.A97])" office:value-type="float" office:value="0.0000128521842224226">
            <text:p>1.28521842224226E-005</text:p>
          </table:table-cell>
          <table:table-cell table:number-columns-repeated="253"/>
        </table:table-row>
        <table:table-row table:style-name="ro1">
          <table:table-cell office:value-type="float" office:value="4.6">
            <text:p>4.6</text:p>
          </table:table-cell>
          <table:table-cell table:formula="of:=LEGACY.NORMSDIST([.A98])" office:value-type="float" office:value="0.999997887545297">
            <text:p>0.9999978875</text:p>
          </table:table-cell>
          <table:table-cell table:formula="of:=([.B99]-[.B98])/([.A99]-[.A98])" office:value-type="float" office:value="0.00000811647248633032">
            <text:p>8.11647248633032E-006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table:formula="of:=LEGACY.NORMSDIST([.A99])" office:value-type="float" office:value="0.999998699192546">
            <text:p>0.9999986992</text:p>
          </table:table-cell>
          <table:table-cell table:formula="of:=([.B100]-[.B99])/([.A100]-[.A99])" office:value-type="float" office:value="0.00000507479301914417">
            <text:p>5.07479301914417E-006</text:p>
          </table:table-cell>
          <table:table-cell table:number-columns-repeated="253"/>
        </table:table-row>
        <table:table-row table:style-name="ro1">
          <table:table-cell office:value-type="float" office:value="4.8">
            <text:p>4.8</text:p>
          </table:table-cell>
          <table:table-cell table:formula="of:=LEGACY.NORMSDIST([.A100])" office:value-type="float" office:value="0.999999206671848">
            <text:p>0.9999992067</text:p>
          </table:table-cell>
          <table:table-cell table:formula="of:=([.B101]-[.B100])/([.A101]-[.A100])" office:value-type="float" office:value="0.00000314144875335211">
            <text:p>3.14144875335211E-006</text:p>
          </table:table-cell>
          <table:table-cell table:number-columns-repeated="253"/>
        </table:table-row>
        <table:table-row table:style-name="ro1">
          <table:table-cell office:value-type="float" office:value="4.9">
            <text:p>4.9</text:p>
          </table:table-cell>
          <table:table-cell table:formula="of:=LEGACY.NORMSDIST([.A101])" office:value-type="float" office:value="0.999999520816723">
            <text:p>0.9999995208</text:p>
          </table:table-cell>
          <table:table-cell table:formula="of:=([.B102]-[.B101])/([.A102]-[.A101])" office:value-type="float" office:value="0.00000192531704690247">
            <text:p>1.92531704690247E-006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table:formula="of:=LEGACY.NORMSDIST([.A102])" office:value-type="float" office:value="0.999999713348428">
            <text:p>0.9999997133</text:p>
          </table:table-cell>
          <table:table-cell table:number-columns-repeated="254"/>
        </table:table-row>
        <table:table-row table:style-name="ro1" table:number-rows-repeated="1048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RMSINV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>
            <draw:frame table:end-cell-address="NORMSINV.G16" table:end-x="1.207cm" table:end-y="0.33cm" draw:z-index="0" draw:name="グラフ 1" draw:style-name="gr1" draw:text-style-name="P1" svg:width="10.789cm" svg:height="7.515cm" svg:x="0.241cm" svg:y="0.222cm">
              <draw:object draw:notify-on-update-of-ranges="NORMSINV.B2:NORMSINV.B16 NORMSINV.A2:NORMSINV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3"/>
        </table:table-row>
        <table:table-row table:style-name="ro1">
          <table:table-cell office:value-type="float" office:value="0.025">
            <text:p>0.025</text:p>
          </table:table-cell>
          <table:table-cell table:style-name="ce10" table:formula="of:=LEGACY.NORMSINV([.A2])" office:value-type="float" office:value="-1.95996398454005">
            <text:p>-1.96 </text:p>
          </table:table-cell>
          <table:table-cell table:number-columns-repeated="254"/>
        </table:table-row>
        <table:table-row table:style-name="ro1">
          <table:table-cell office:value-type="float" office:value="0.05">
            <text:p>0.05</text:p>
          </table:table-cell>
          <table:table-cell table:style-name="ce10" table:formula="of:=LEGACY.NORMSINV([.A3])" office:value-type="float" office:value="-1.64485362695147">
            <text:p>-1.64 </text:p>
          </table:table-cell>
          <table:table-cell table:number-columns-repeated="254"/>
        </table:table-row>
        <table:table-row table:style-name="ro1">
          <table:table-cell office:value-type="float" office:value="0.1">
            <text:p>0.1</text:p>
          </table:table-cell>
          <table:table-cell table:style-name="ce10" table:formula="of:=LEGACY.NORMSINV([.A4])" office:value-type="float" office:value="-1.2815515655446">
            <text:p>-1.28 </text:p>
          </table:table-cell>
          <table:table-cell table:number-columns-repeated="254"/>
        </table:table-row>
        <table:table-row table:style-name="ro1">
          <table:table-cell office:value-type="float" office:value="0.158655">
            <text:p>0.158655</text:p>
          </table:table-cell>
          <table:table-cell table:style-name="ce10" table:formula="of:=LEGACY.NORMSINV([.A5])" office:value-type="float" office:value="-1.00000104943105">
            <text:p>-1.00 </text:p>
          </table:table-cell>
          <table:table-cell table:number-columns-repeated="254"/>
        </table:table-row>
        <table:table-row table:style-name="ro1">
          <table:table-cell office:value-type="float" office:value="0.2">
            <text:p>0.2</text:p>
          </table:table-cell>
          <table:table-cell table:style-name="ce10" table:formula="of:=LEGACY.NORMSINV([.A6])" office:value-type="float" office:value="-0.841621233572914">
            <text:p>-0.84 </text:p>
          </table:table-cell>
          <table:table-cell table:number-columns-repeated="254"/>
        </table:table-row>
        <table:table-row table:style-name="ro1">
          <table:table-cell office:value-type="float" office:value="0.3">
            <text:p>0.3</text:p>
          </table:table-cell>
          <table:table-cell table:style-name="ce10" table:formula="of:=LEGACY.NORMSINV([.A7])" office:value-type="float" office:value="-0.524400512708041">
            <text:p>-0.52 </text:p>
          </table:table-cell>
          <table:table-cell table:number-columns-repeated="254"/>
        </table:table-row>
        <table:table-row table:style-name="ro1">
          <table:table-cell office:value-type="float" office:value="0.4">
            <text:p>0.4</text:p>
          </table:table-cell>
          <table:table-cell table:style-name="ce10" table:formula="of:=LEGACY.NORMSINV([.A8])" office:value-type="float" office:value="-0.2533471031358">
            <text:p>-0.25 </text:p>
          </table:table-cell>
          <table:table-cell table:number-columns-repeated="254"/>
        </table:table-row>
        <table:table-row table:style-name="ro1">
          <table:table-cell office:value-type="float" office:value="0.5">
            <text:p>0.5</text:p>
          </table:table-cell>
          <table:table-cell table:style-name="ce10" table:formula="of:=LEGACY.NORMSINV([.A9])" office:value-type="float" office:value="0">
            <text:p>0.00 </text:p>
          </table:table-cell>
          <table:table-cell table:number-columns-repeated="254"/>
        </table:table-row>
        <table:table-row table:style-name="ro1">
          <table:table-cell office:value-type="float" office:value="0.6">
            <text:p>0.6</text:p>
          </table:table-cell>
          <table:table-cell table:style-name="ce10" table:formula="of:=LEGACY.NORMSINV([.A10])" office:value-type="float" office:value="0.2533471031358">
            <text:p>0.25 </text:p>
          </table:table-cell>
          <table:table-cell table:number-columns-repeated="254"/>
        </table:table-row>
        <table:table-row table:style-name="ro1">
          <table:table-cell office:value-type="float" office:value="0.7">
            <text:p>0.7</text:p>
          </table:table-cell>
          <table:table-cell table:style-name="ce10" table:formula="of:=LEGACY.NORMSINV([.A11])" office:value-type="float" office:value="0.524400512708041">
            <text:p>0.52 </text:p>
          </table:table-cell>
          <table:table-cell table:number-columns-repeated="254"/>
        </table:table-row>
        <table:table-row table:style-name="ro1">
          <table:table-cell office:value-type="float" office:value="0.8">
            <text:p>0.8</text:p>
          </table:table-cell>
          <table:table-cell table:style-name="ce10" table:formula="of:=LEGACY.NORMSINV([.A12])" office:value-type="float" office:value="0.841621233572914">
            <text:p>0.84 </text:p>
          </table:table-cell>
          <table:table-cell table:number-columns-repeated="254"/>
        </table:table-row>
        <table:table-row table:style-name="ro1">
          <table:table-cell office:value-type="float" office:value="0.841345">
            <text:p>0.841345</text:p>
          </table:table-cell>
          <table:table-cell table:style-name="ce10" table:formula="of:=LEGACY.NORMSINV([.A13])" office:value-type="float" office:value="1.00000104943105">
            <text:p>1.00 </text:p>
          </table:table-cell>
          <table:table-cell table:number-columns-repeated="254"/>
        </table:table-row>
        <table:table-row table:style-name="ro1">
          <table:table-cell office:value-type="float" office:value="0.9">
            <text:p>0.9</text:p>
          </table:table-cell>
          <table:table-cell table:style-name="ce10" table:formula="of:=LEGACY.NORMSINV([.A14])" office:value-type="float" office:value="1.2815515655446">
            <text:p>1.28 </text:p>
          </table:table-cell>
          <table:table-cell table:number-columns-repeated="254"/>
        </table:table-row>
        <table:table-row table:style-name="ro1">
          <table:table-cell office:value-type="float" office:value="0.95">
            <text:p>0.95</text:p>
          </table:table-cell>
          <table:table-cell table:style-name="ce10" table:formula="of:=LEGACY.NORMSINV([.A15])" office:value-type="float" office:value="1.64485362695147">
            <text:p>1.64 </text:p>
          </table:table-cell>
          <table:table-cell table:number-columns-repeated="254"/>
        </table:table-row>
        <table:table-row table:style-name="ro1">
          <table:table-cell office:value-type="float" office:value="0.975">
            <text:p>0.975</text:p>
          </table:table-cell>
          <table:table-cell table:style-name="ce10" table:formula="of:=LEGACY.NORMSINV([.A16])" office:value-type="float" office:value="1.95996398454005">
            <text:p>1.96 </text:p>
          </table:table-cell>
          <table:table-cell table:number-columns-repeated="254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style-name="ce6"/>
          <table:table-cell table:style-name="ce2"/>
          <table:table-cell table:number-columns-repeated="25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250"/>
        </table:table-row>
        <table:table-row table:style-name="ro1" table:number-rows-repeated="4">
          <table:table-cell table:number-columns-repeated="3"/>
          <table:table-cell table:style-name="ce2" table:number-columns-repeated="2"/>
          <table:table-cell table:number-columns-repeated="251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RMINV" table:style-name="ta3" table:print="false">
        <table:table-column table:style-name="co9" table:default-cell-style-name="Default"/>
        <table:table-column table:style-name="co10" table:default-cell-style-name="Default"/>
        <table:table-column table:style-name="co1" table:number-columns-repeated="254" table:default-cell-style-name="Default"/>
        <table:table-row table:style-name="ro2">
          <table:table-cell table:number-columns-repeated="256"/>
        </table:table-row>
        <table:table-row table:style-name="ro3">
          <table:table-cell/>
          <table:table-cell table:style-name="ce11" office:value-type="string">
            <text:p>平均0.3,標準偏差0.1の</text:p>
            <text:p>正規分布の95パーセント点</text:p>
          </table:table-cell>
          <table:table-cell table:style-name="ce12" table:formula="of:=NORMINV(0.95;0.3;0.1)" office:value-type="float" office:value="0.464485362695147">
            <text:p>0.464 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11" office:value-type="string">
            <text:p>平均0.3,標準偏差0.1/sqrt(26)の</text:p>
            <text:p>正規分布の95パーセント点</text:p>
          </table:table-cell>
          <table:table-cell table:style-name="ce12" table:formula="of:=NORMINV(0.95;0.3;0.1/SQRT(26))" office:value-type="float" office:value="0.332258233618575">
            <text:p>0.332 </text:p>
          </table:table-cell>
          <table:table-cell table:number-columns-repeated="253"/>
        </table:table-row>
        <table:table-row table:style-name="ro4" table:number-rows-repeated="1048571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3" number:min-integer-digits="1"/>
      <number:text> </number:text>
    </number:number-style>
    <number:number-style style:name="N129">
      <number:scientific-number number:decimal-places="3" number:min-integer-digits="1" number:min-exponent-digits="2"/>
    </number:number-style>
    <number:number-style style:name="N130">
      <number:number number:decimal-places="2" number:min-integer-digits="1"/>
      <number:text> </number:text>
    </number:number-style>
    <number:number-style style:name="N131P0" style:volatile="true">
      <number:number number:decimal-places="2" number:min-integer-digits="1"/>
      <number:text> </number:text>
    </number:number-style>
    <number:number-style style:name="N131">
      <style:text-properties fo:color="#ff0000"/>
      <number:text>(</number:text>
      <number:number number:decimal-places="2" number:min-integer-digits="1"/>
      <number:text>)</number:text>
      <style:map style:condition="value()&gt;=0" style:apply-style-name="N131P0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 style:vertical-align="middle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2015/05/30</text:date>, <text:time>16:4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NORMSDIST" style:display-name="PageStyle_NORMSD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SINV" style:display-name="PageStyle_NORMSI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INV" style:display-name="PageStyle_NORMIN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</meta:initial-creator>
    <meta:creation-date>2011-08-14T11:55:04</meta:creation-date>
    <dc:creator>Iwabuchi Ken</dc:creator>
    <dc:date>2015-05-30T16:40:20.31</dc:date>
    <meta:document-statistic meta:table-count="4" meta:cell-count="364" meta:object-count="3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draw:fill="none" draw:fill-color="#000000"/>
      <style:text-properties fo:color="#000000" fo:font-family="'ＭＳ Ｐゴシック'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808080"/>
      <style:text-properties fo:color="#000000" fo:font-family="'ＭＳ Ｐゴシック'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0">
      <style:chart-properties chart:symbol-type="none"/>
      <style:graphic-properties svg:stroke-width="0.07cm" svg:stroke-color="#666699" draw:fill-color="#666699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837cm" svg:height="4.812cm" xlink:href=".." xlink:type="simple" chart:class="chart:scatter" chart:style-name="ch1">
        <chart:legend svg:x="8.755cm" svg:y="2.072cm" style:legend-expansion="custom" chartooo:width="1.94cm" chartooo:height="0.599cm" style:legend-expansion-aspect-ratio="3.23873121869783" chart:style-name="ch2"/>
        <chart:plot-area chart:style-name="ch3" table:cell-range-address="NORMSDIST.A2:NORMSDIST.B102" svg:x="0.405cm" svg:y="0.182cm" svg:width="8.38cm" svg:height="4.629cm">
          <chartooo:coordinate-region svg:x="0.59cm" svg:y="0.356cm" svg:width="8.101cm" svg:height="3.8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RMSDIST.B2:NORMSDIST.B102" chart:class="chart:scatter">
            <chart:domain table:cell-range-address="NORMSDIST.A2:NORMSDIST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NORMSDIST.A2:NORMSDIST.A102</svg:desc>
                </draw:g>
              </table:table-cell>
              <table:table-cell office:value-type="float" office:value="0.000000286651571879194">
                <text:p>0.000000286651571879194</text:p>
                <draw:g>
                  <svg:desc>NORMSDIST.B2:NORMSDIST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047918327659032">
                <text:p>0.00000047918327659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0793328151975598">
                <text:p>0.000000793328151975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130080745391728">
                <text:p>0.00000130080745391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0211245470250286">
                <text:p>0.00000211245470250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0339767312473006">
                <text:p>0.00000339767312473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0541254390770386">
                <text:p>0.00000541254390770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0853990547099181">
                <text:p>0.00000853990547099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133457490159063">
                <text:p>0.0000133457490159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0206575069125468">
                <text:p>0.0000206575069125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3167124183312">
                <text:p>0.00003167124183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0480963440176027">
                <text:p>0.0000480963440176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0723480439251201">
                <text:p>0.0000723480439251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107799733477388">
                <text:p>0.000107799733477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159108590157534">
                <text:p>0.000159108590157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0232629079035526">
                <text:p>0.000232629079035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0336929265676881">
                <text:p>0.000336929265676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0483424142383777">
                <text:p>0.000483424142383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687137937915848">
                <text:p>0.000687137937915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967603213218358">
                <text:p>0.0009676032132183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13498980316301">
                <text:p>0.0013498980316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186581330038404">
                <text:p>0.00186581330038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255513033042794">
                <text:p>0.00255513033042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346697380304068">
                <text:p>0.00346697380304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466118802371876">
                <text:p>0.00466118802371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620966532577614">
                <text:p>0.00620966532577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819753592459614">
                <text:p>0.00819753592459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107241100216758">
                <text:p>0.0107241100216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139034475134986">
                <text:p>0.0139034475134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178644205628166">
                <text:p>0.0178644205628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227501319481792">
                <text:p>0.0227501319481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287165598160018">
                <text:p>0.0287165598160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359303191129258">
                <text:p>0.03593031911292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445654627585431">
                <text:p>0.0445654627585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547992916995581">
                <text:p>0.0547992916995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0668072012688581">
                <text:p>0.0668072012688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0807566592337711">
                <text:p>0.0807566592337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0968004845856104">
                <text:p>0.0968004845856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115069670221708">
                <text:p>0.1150696702217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135666060946383">
                <text:p>0.1356660609463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158655253931457">
                <text:p>0.158655253931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18406012534676">
                <text:p>0.184060125346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211855398583397">
                <text:p>0.2118553985833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241963652223073">
                <text:p>0.241963652223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274253117750074">
                <text:p>0.2742531177500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308537538725987">
                <text:p>0.3085375387259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344578258389676">
                <text:p>0.3445782583896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382088577811047">
                <text:p>0.382088577811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420740290560897">
                <text:p>0.420740290560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460172162722971">
                <text:p>0.460172162722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539827837277029">
                <text:p>0.539827837277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579259709439103">
                <text:p>0.579259709439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617911422188953">
                <text:p>0.617911422188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655421741610324">
                <text:p>0.6554217416103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691462461274013">
                <text:p>0.691462461274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25746882249927">
                <text:p>0.725746882249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758036347776927">
                <text:p>0.758036347776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788144601416604">
                <text:p>0.788144601416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815939874653241">
                <text:p>0.815939874653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841344746068543">
                <text:p>0.841344746068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864333939053617">
                <text:p>0.8643339390536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884930329778292">
                <text:p>0.8849303297782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90319951541439">
                <text:p>0.903199515414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919243340766229">
                <text:p>0.9192433407662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933192798731142">
                <text:p>0.9331927987311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945200708300442">
                <text:p>0.945200708300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955434537241457">
                <text:p>0.9554345372414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964069680887074">
                <text:p>0.964069680887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971283440183998">
                <text:p>0.971283440183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77249868051821">
                <text:p>0.977249868051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982135579437183">
                <text:p>0.9821355794371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986096552486501">
                <text:p>0.986096552486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989275889978324">
                <text:p>0.9892758899783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991802464075404">
                <text:p>0.991802464075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993790334674224">
                <text:p>0.9937903346742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995338811976281">
                <text:p>0.9953388119762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996533026196959">
                <text:p>0.996533026196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997444869669572">
                <text:p>0.9974448696695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998134186699616">
                <text:p>0.998134186699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99865010196837">
                <text:p>0.998650101968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999032396786782">
                <text:p>0.9990323967867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999312862062084">
                <text:p>0.999312862062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999516575857616">
                <text:p>0.999516575857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999663070734323">
                <text:p>0.999663070734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999767370920964">
                <text:p>0.9997673709209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999840891409842">
                <text:p>0.9998408914098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999892200266523">
                <text:p>0.9998922002665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999927651956075">
                <text:p>0.999927651956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999951903655982">
                <text:p>0.999951903655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999968328758167">
                <text:p>0.999968328758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999979342493088">
                <text:p>0.999979342493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999986654250984">
                <text:p>0.9999866542509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999991460094529">
                <text:p>0.9999914600945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999994587456092">
                <text:p>0.9999945874560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999996602326875">
                <text:p>0.999996602326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999997887545297">
                <text:p>0.9999978875452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999998699192546">
                <text:p>0.999998699192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999999206671848">
                <text:p>0.999999206671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999999520816723">
                <text:p>0.9999995208167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999999713348428">
                <text:p>0.999999713348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draw:fill="none" draw:fill-color="#000000"/>
      <style:text-properties fo:color="#000000" fo:font-family="'ＭＳ Ｐゴシック'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808080"/>
      <style:text-properties fo:color="#000000" fo:font-family="'ＭＳ Ｐゴシック'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0">
      <style:chart-properties chart:symbol-type="none"/>
      <style:graphic-properties svg:stroke-width="0.07cm" svg:stroke-color="#666699" draw:fill-color="#666699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837cm" svg:height="4.692cm" xlink:href=".." xlink:type="simple" chart:class="chart:scatter" chart:style-name="ch1">
        <chart:legend svg:x="8.755cm" svg:y="2.011cm" style:legend-expansion="custom" chartooo:width="1.94cm" chartooo:height="0.599cm" style:legend-expansion-aspect-ratio="3.23873121869783" chart:style-name="ch2"/>
        <chart:plot-area chart:style-name="ch3" table:cell-range-address="NORMSDIST.A2:NORMSDIST.A102 NORMSDIST.C2:NORMSDIST.C102" svg:x="0.405cm" svg:y="0.179cm" svg:width="8.38cm" svg:height="4.511cm">
          <chartooo:coordinate-region svg:x="0.59cm" svg:y="0.353cm" svg:width="8.101cm" svg:height="3.7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RMSDIST.C2:NORMSDIST.C102" chart:class="chart:scatter">
            <chart:domain table:cell-range-address="NORMSDIST.A2:NORMSDIST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NORMSDIST.A2:NORMSDIST.A102</svg:desc>
                </draw:g>
              </table:table-cell>
              <table:table-cell office:value-type="float" office:value="0.00000192531704711127">
                <text:p>0.00000192531704711127</text:p>
                <draw:g>
                  <svg:desc>NORMSDIST.C2:NORMSDIST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314144875385276">
                <text:p>0.00000314144875385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507479301941688">
                <text:p>0.00000507479301941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811647248585569">
                <text:p>0.00000811647248585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128521842222721">
                <text:p>0.0000128521842222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201487078297381">
                <text:p>0.0000201487078297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312736156328793">
                <text:p>0.0000312736156328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480584354491454">
                <text:p>0.0000480584354491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731175789664042">
                <text:p>0.0000731175789664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110137349205732">
                <text:p>0.000110137349205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164251021844828">
                <text:p>0.000164251021844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242516999075174">
                <text:p>0.000242516999075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354516895522685">
                <text:p>0.000354516895522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513088566801457">
                <text:p>0.000513088566801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735204888779914">
                <text:p>0.000735204888779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104300186641356">
                <text:p>0.00104300186641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146494876706896">
                <text:p>0.001464948767068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203713795532072">
                <text:p>0.00203713795532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280465275302509">
                <text:p>0.00280465275302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382294818411739">
                <text:p>0.00382294818411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515915268753941">
                <text:p>0.00515915268753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689317030043898">
                <text:p>0.00689317030043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911843472612739">
                <text:p>0.00911843472612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119421422067808">
                <text:p>0.01194214220678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154847730205738">
                <text:p>0.0154847730205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198787059882">
                <text:p>0.01987870598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252657409707967">
                <text:p>0.025265740970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317933749182281">
                <text:p>0.0317933749182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396097304931795">
                <text:p>0.0396097304931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488571138536265">
                <text:p>0.0488571138536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596642786782259">
                <text:p>0.0596642786782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7213759296924">
                <text:p>0.07213759296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863514364561726">
                <text:p>0.0863514364561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10233828941015">
                <text:p>0.10233828941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120079095693001">
                <text:p>0.120079095693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3949457964913">
                <text:p>0.13949457964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60438253518393">
                <text:p>0.160438253518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182691856360979">
                <text:p>0.182691856360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05963907246744">
                <text:p>0.205963907246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29891929850744">
                <text:p>0.229891929850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254048714153025">
                <text:p>0.254048714153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277952732366372">
                <text:p>0.2779527323663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301082536396763">
                <text:p>0.301082536396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322894655270005">
                <text:p>0.322894655270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342844209759133">
                <text:p>0.342844209759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360407196636889">
                <text:p>0.360407196636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375103194213715">
                <text:p>0.375103194213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386517127498496">
                <text:p>0.386517127498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394318721620741">
                <text:p>0.394318721620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39827837277029">
                <text:p>0.39827837277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39827837277029">
                <text:p>0.398278372770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39431872162074">
                <text:p>0.394318721620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386517127498496">
                <text:p>0.386517127498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375103194213715">
                <text:p>0.3751031942137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360407196636888">
                <text:p>0.360407196636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342844209759135">
                <text:p>0.342844209759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322894655270004">
                <text:p>0.32289465527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301082536396765">
                <text:p>0.301082536396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277952732366372">
                <text:p>0.277952732366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254048714153023">
                <text:p>0.254048714153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229891929850744">
                <text:p>0.229891929850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05963907246744">
                <text:p>0.2059639072467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182691856360979">
                <text:p>0.1826918563609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160438253518393">
                <text:p>0.1604382535183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139494579649129">
                <text:p>0.139494579649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120079095693">
                <text:p>0.120079095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10233828941015">
                <text:p>0.10233828941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0863514364561719">
                <text:p>0.0863514364561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0721375929692405">
                <text:p>0.0721375929692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0596642786782255">
                <text:p>0.059664278678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488571138536262">
                <text:p>0.0488571138536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0396097304931799">
                <text:p>0.0396097304931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0317933749182274">
                <text:p>0.03179337491822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0252657409707969">
                <text:p>0.02526574097079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198787059882">
                <text:p>0.0198787059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0154847730205742">
                <text:p>0.0154847730205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119421422067812">
                <text:p>0.0119421422067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0911843472612634">
                <text:p>0.009118434726126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0689317030043937">
                <text:p>0.006893170300439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0515915268753943">
                <text:p>0.00515915268753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382294818411789">
                <text:p>0.003822948184117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280465275302451">
                <text:p>0.00280465275302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20371379553208">
                <text:p>0.0020371379553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146494876706927">
                <text:p>0.001464948767069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0104300186641316">
                <text:p>0.00104300186641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0735204888779875">
                <text:p>0.000735204888779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00513088566801427">
                <text:p>0.000513088566801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00354516895523239">
                <text:p>0.000354516895523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00242516999074961">
                <text:p>0.000242516999074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00164251021844697">
                <text:p>0.000164251021844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00110137349206286">
                <text:p>0.000110137349206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000731175789658856">
                <text:p>0.00007311757896588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000480584354489723">
                <text:p>0.00004805843544897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000312736156327099">
                <text:p>0.00003127361563270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00020148707829959">
                <text:p>0.0000201487078299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000128521842224226">
                <text:p>0.0000128521842224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0000811647248633032">
                <text:p>0.00000811647248633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0000507479301914417">
                <text:p>0.000005074793019144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0000314144875335211">
                <text:p>0.00000314144875335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0000192531704690247">
                <text:p>0.00000192531704690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30">
      <number:number number:decimal-places="2" number:min-integer-digits="1"/>
      <number:text> </number:text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draw:fill="none" draw:fill-color="#000000"/>
      <style:text-properties fo:color="#000000" fo:font-family="'ＭＳ Ｐゴシック'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808080"/>
      <style:text-properties fo:color="#000000" fo:font-family="'ＭＳ Ｐゴシック'"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chart:axis-position="0" chart:tick-mark-position="at-axis"/>
      <style:graphic-properties svg:stroke-color="#808080"/>
      <style:text-properties fo:color="#000000" fo:font-family="'ＭＳ Ｐゴシック'" fo:font-size="10pt" style:font-size-asian="10pt" style:font-size-complex="10pt"/>
    </style:style>
    <style:style style:name="ch6" style:family="chart">
      <style:graphic-properties svg:stroke-color="#808080"/>
    </style:style>
    <style:style style:name="ch7" style:family="chart" style:data-style-name="N130">
      <style:chart-properties chart:symbol-type="non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79cm" svg:height="7.516cm" xlink:href=".." xlink:type="simple" chart:class="chart:scatter" chart:style-name="ch1">
        <chart:legend svg:x="8.708cm" svg:y="3.418cm" style:legend-expansion="custom" chartooo:width="1.94cm" chartooo:height="0.599cm" style:legend-expansion-aspect-ratio="3.23873121869783" chart:style-name="ch2"/>
        <chart:plot-area chart:style-name="ch3" table:cell-range-address="NORMSINV.A2:NORMSINV.B16" svg:x="0.219cm" svg:y="0.215cm" svg:width="8.438cm" svg:height="7.257cm">
          <chartooo:coordinate-region svg:x="1.396cm" svg:y="0.388cm" svg:width="7.034cm" svg:height="6.9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RMSINV.B2:NORMSINV.B16" chart:class="chart:scatter">
            <chart:domain table:cell-range-address="NORMSINV.A2:NORMSINV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NORMSINV.A2:NORMSINV.A16</svg:desc>
                </draw:g>
              </table:table-cell>
              <table:table-cell office:value-type="float" office:value="-1.95996398454005">
                <text:p>-1.95996398454005</text:p>
                <draw:g>
                  <svg:desc>NORMSINV.B2:NORMSINV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1.64485362695147">
                <text:p>-1.64485362695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1.2815515655446">
                <text:p>-1.2815515655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8655">
                <text:p>0.158655</text:p>
              </table:table-cell>
              <table:table-cell office:value-type="float" office:value="-1.00000104943105">
                <text:p>-1.00000104943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0.841621233572914">
                <text:p>-0.84162123357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-0.524400512708041">
                <text:p>-0.524400512708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-0.2533471031358">
                <text:p>-0.253347103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2533471031358">
                <text:p>0.2533471031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524400512708041">
                <text:p>0.524400512708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841621233572914">
                <text:p>0.841621233572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1345">
                <text:p>0.841345</text:p>
              </table:table-cell>
              <table:table-cell office:value-type="float" office:value="1.00000104943105">
                <text:p>1.00000104943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1.2815515655446">
                <text:p>1.2815515655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1.64485362695147">
                <text:p>1.64485362695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5">
                <text:p>0.975</text:p>
              </table:table-cell>
              <table:table-cell office:value-type="float" office:value="1.95996398454005">
                <text:p>1.95996398454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